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treamData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DataSource.get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StreamDataSource.InputStreamDataSource( byte [ ] data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utStreamDataSource.g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StreamDataSource.InputStreamDataSource( InputStream in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putStreamDataSource.InputStreamDataSourc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